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2.381cm" fo:margin-right="0cm" fo:text-align="start" style:justify-single-word="false" fo:text-indent="0cm" style:auto-text-indent="false"/>
    </style:style>
    <style:style style:name="P2" style:family="paragraph" style:parent-style-name="Standard">
      <style:paragraph-properties fo:margin-left="2.381cm" fo:margin-right="0cm" fo:text-align="start" style:justify-single-word="false" fo:text-indent="0cm" style:auto-text-indent="false"/>
      <style:text-properties style:font-name="FreeSans"/>
    </style:style>
    <style:style style:name="P3" style:family="paragraph" style:parent-style-name="Heading_20_4">
      <style:text-properties fo:font-style="italic" fo:font-weight="bold" style:font-style-asian="italic" style:font-weight-asian="bold" style:font-style-complex="italic" style:font-weight-complex="bold"/>
    </style:style>
    <style:style style:name="P4" style:family="paragraph" style:parent-style-name="Text_20_body" style:list-style-name="L1">
      <style:text-properties fo:font-weight="normal" style:font-weight-asian="normal" style:font-weight-complex="normal"/>
    </style:style>
    <style:style style:name="P5" style:family="paragraph" style:parent-style-name="Text_20_body">
      <style:paragraph-properties fo:text-align="start" style:justify-single-word="false"/>
    </style:style>
    <style:style style:name="P6" style:family="paragraph" style:parent-style-name="Text_20_body" style:list-style-name="L1"/>
    <style:style style:name="P7" style:family="paragraph" style:parent-style-name="Heading_20_1">
      <style:text-properties fo:font-weight="normal" style:font-weight-asian="normal" style:font-weight-complex="normal"/>
    </style:style>
    <style:style style:name="P8" style:family="paragraph" style:parent-style-name="Heading_20_1">
      <style:paragraph-properties fo:text-align="start" style:justify-single-word="false"/>
    </style:style>
    <style:style style:name="P9" style:family="paragraph" style:parent-style-name="Standard">
      <style:paragraph-properties fo:margin-left="2.381cm" fo:margin-right="0cm" fo:text-align="start" style:justify-single-word="false" fo:text-indent="0cm" style:auto-text-indent="false"/>
      <style:text-properties style:font-name="FreeSans" fo:font-size="18pt" fo:font-weight="bold" style:font-size-asian="18pt" style:font-weight-asian="bold" style:font-size-complex="18pt" style:font-weight-complex="bold"/>
    </style:style>
    <style:style style:name="P10" style:family="paragraph" style:parent-style-name="Standard">
      <style:paragraph-properties fo:margin-left="2.381cm" fo:margin-right="0cm" fo:text-align="start" style:justify-single-word="false" fo:text-indent="0cm" style:auto-text-indent="false"/>
      <style:text-properties style:font-name="FreeSans"/>
    </style:style>
    <style:style style:name="P11" style:family="paragraph" style:parent-style-name="Standard">
      <style:paragraph-properties fo:margin-left="0cm" fo:margin-right="0cm" fo:text-align="start" style:justify-single-word="false" fo:text-indent="0cm" style:auto-text-indent="false"/>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weight-asian="normal"/>
    </style:style>
    <style:style style:name="T4" style:family="text">
      <style:text-properties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style:text-underline-style="solid" style:text-underline-type="double" style:text-underline-width="auto" style:text-underline-color="font-color"/>
    </style:style>
    <style:style style:name="T9" style:family="text">
      <style:text-properties style:text-underline-style="solid" style:text-underline-type="double" style:text-underline-width="auto" style:text-underline-color="font-color" fo:font-weight="bold" style:font-weight-asian="bold" style:font-weight-complex="bold"/>
    </style:style>
    <style:style style:name="T10" style:family="text">
      <style:text-properties style:text-underline-style="solid" style:text-underline-type="double" style:text-underline-width="auto" style:text-underline-color="font-color"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
      <text:p text:style-name="P9">Setting up a cloud data processing facility</text:p>
      <text:p text:style-name="P9"/>
      <text:p text:style-name="P1"><text:line-break/></text:p>
      <text:p text:style-name="P2"/>
      <text:p text:style-name="P2">Frederik Orellana</text:p>
      <text:p text:style-name="P2">Niels Bohr Institute</text:p>
      <text:p text:style-name="P2">Copenhagen University</text:p>
      <text:p text:style-name="P2">October 200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 text:outline-level="1"><text:soft-page-break/>Introduction</text:h>
      <text:p text:style-name="Text_20_body"><text:span text:style-name="T2">The present work was motivated by a desire to streamline and simplify the steps a researcher has to go through in order to use a distributed infrastructure to process or simulate large amounts of data. Specifically, the aim is to prepare for analyzing the data that will now very soon arrive from the Large Hadron Collider at CERN.</text:span></text:p>
      <text:p text:style-name="Text_20_body"><text:span text:style-name="T2">The main idea is to strictly support the way most researchers do their computational work: 1) log in to a work station and compile, debug and test a given application, 2) run this same application multiple times</text:span><text:span text:style-name="T2"><text:note text:id="ftn0" text:note-class="footnote"><text:note-citation>1</text:note-citation><text:note-body><text:p text:style-name="Footnote">referred to as running jobs.</text:p></text:note-body></text:note></text:span><text:span text:style-name="T2">, either with different parameters or with different input files. Typically 2 is done via some sort of batch or queuing system.</text:span></text:p>
      <text:p text:style-name="Text_20_body"><text:span text:style-name="T2">The crucial point here is that in order to painlessly go from step 1 to step 2, exactly the same environment (operating system, installed software and libraries) should be present both on the workstation where the development and initial testing was done </text:span><text:span text:style-name="T6">and</text:span><text:span text:style-name="T2"> on the machine where the jobs are later placed by the mentioned batch or queuing system.</text:span></text:p>
      <text:p text:style-name="Text_20_body"><text:span text:style-name="T2">The way we have chosen to address this is via a unified image and software catalog. With images, we here refer to disk images suitable for booting a virtual machine. To manage jobs and interact with this catalog, we are developing a prototype GUI, coined GridPilot.</text:span></text:p>
      <text:p text:style-name="Text_20_body"><text:span text:style-name="T2">More detailed, the envisioned working procedure of a researcher on our facility is then:</text:span></text:p>
      <text:list xml:id="list372777729" text:style-name="L1">
        <text:list-item>
          <text:p text:style-name="P4">Select, boot up and log in to a virtual machine – this is a one-step procedure, initiated by simply logging in via SSH to the front-end machine, where-after one is asked to choose a virtual machine.<text:note text:id="ftn2" text:note-class="footnote"><text:note-citation>2</text:note-citation><text:note-body><text:p text:style-name="Footnote">This one-step procedure is not yet implemented. Currently, researchers have to select and boot up the virtual machine either via a </text:p></text:note-body></text:note></text:p>
        </text:list-item>
        <text:list-item>
          <text:p text:style-name="P4">Compile, debug, test.</text:p>
        </text:list-item>
        <text:list-item>
          <text:p text:style-name="P4">If necessary, save the current state of the virtual machine as a new image and add it to the catalog.<text:note text:id="ftn1" text:note-class="footnote"><text:note-citation>3</text:note-citation><text:note-body><text:p text:style-name="Footnote">This is not yet implemented.</text:p></text:note-body></text:note></text:p>
        </text:list-item>
        <text:list-item>
          <text:p text:style-name="P6"><text:span text:style-name="T2">Prepare and run multiple jobs, each </text:span>requiring<text:span text:style-name="T2"> to run in the same kind of virtual machine. This is done via the GUI.</text:span></text:p>
        </text:list-item>
      </text:list>
      <text:h text:style-name="P7" text:outline-level="1">Authentication and authorization</text:h>
      <text:p text:style-name="Text_20_body"><text:span text:style-name="T2">X.509, VOs</text:span></text:p>
      <text:h text:style-name="P7" text:outline-level="1"><text:soft-page-break/>Using Apache HTTPD as data store</text:h>
      <text:h text:style-name="P7" text:outline-level="1">Using MySQL as meta-data store</text:h>
      <text:p text:style-name="Heading">Using OpenNebula and Xen as cloud back-end</text:p>
      <text:p text:style-name="Heading">Using GridPilot for job, software and file management</text:p>
      <text:h text:style-name="Heading_20_1" text:outline-level="1"><text:span text:style-name="T2">Use cases</text:span></text:h>
      <text:h text:style-name="P3" text:outline-level="4">ATLAS data processing</text:h>
      <text:h text:style-name="P3" text:outline-level="4">Statistical epistasis analysis</text:h>
      <text:h text:style-name="P3" text:outline-level="4">Variance at risk simulation</text:h>
      <text:p text:style-name="Standard"/>
      <text:h text:style-name="P8" text:outline-level="1">Bibliography</text:h>
      <text:p text:style-name="P5"><text:reference-mark-start text:name="CERNVM"/>CERNVM<text:reference-mark-end text:name="CERNVM"/>, P. Buncic, C. Aguado Sanchez, J. Bloomer, L. Franco, S. Klemer and P. Mato, “CernVM - a virtual appliance for LHC applications“, PoS(ACAT08)012, <text:a xlink:type="simple" xlink:href="http://pos.sissa.it/cgi-bin/reader/conf.cgi?confid=70">http://pos.sissa.it/cgi-bin/reader/conf.cgi?confid=70</text:a></text:p>
      <text:p text:style-name="P11"><text:reference-mark-start text:name="CATALOG"/>CATALOG<text:reference-mark-end text:name="CATALOG"/>, Frederik Orellana, “Software provisioning and virtualisation for grid services”, <text:span text:style-name="T5">in preparation</text:span></text:p>
      <text:p text:style-name="P11"><text:reference-mark-start text:name="GRIDFACTORY"/>GRIDFACTORY<text:reference-mark-end text:name="GRIDFACTORY"/>, Frederik Orellana, “GridFactory – a virtualised compute system for distributed clusters”, <text:span text:style-name="T5">in preparation</text:span></text:p>
      <text:p text:style-name="P11"><text:reference-mark-start text:name="EC2"/>EC2<text:reference-mark-end text:name="EC2"/>, Amazon Elastic Compute Cloud, <text:a xlink:type="simple" xlink:href="http://aws.amazon.com/ec2/">http://aws.amazon.com/ec2/</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2-23T21:28:22.04</meta:creation-date>
    <dc:date>2009-10-22T16:35:58</dc:date>
    <meta:editing-duration>PT03H56M43S</meta:editing-duration>
    <meta:editing-cycles>47</meta:editing-cycles>
    <meta:generator>OpenOffice.org/3.1$Linux OpenOffice.org_project/310m19$Build-9420</meta:generator>
    <dc:creator>Frederik Orellana</dc:creator>
    <meta:printed-by>Frederik Orellana</meta:printed-by>
    <meta:print-date>2009-10-22T16:03:15</meta:print-date>
    <meta:document-statistic meta:table-count="0" meta:image-count="0" meta:object-count="0" meta:page-count="3" meta:paragraph-count="34" meta:word-count="476" meta:character-count="2915"/>
    <meta:user-defined meta:name="Info 1"/>
    <meta:user-defined meta:name="Info 2"/>
    <meta:user-defined meta:name="Info 3"/>
    <meta:user-defined meta:name="Info 4"/>
  </office:meta>
</office:document-meta>
</file>